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31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3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4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5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6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T-IBAHARA</text:p>
          </table:table-cell>
          <table:table-cell table:style-name="ce4" office:value-type="string">
            <text:p>AT Ibahara Informática - ME</text:p>
          </table:table-cell>
          <table:table-cell table:style-name="ce5" office:value-type="string">
            <text:p>Estrada Municipal Sérgio Mota</text:p>
          </table:table-cell>
          <table:table-cell table:style-name="ce16" office:value-type="string">
            <text:p>58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412.216/0001-8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T-Ibahara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ISRAEL</text:p>
          </table:table-cell>
          <table:table-cell table:style-name="ce4" office:value-type="string">
            <text:p>Israel Garcia Ibiúna – ME</text:p>
          </table:table-cell>
          <table:table-cell table:style-name="ce4" office:value-type="string">
            <text:p>Rua Esportiva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CA 28</text:p>
          </table:table-cell>
          <table:table-cell table:style-name="ce4" office:value-type="string">
            <text:p>Recreio I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9.146.066/0001-90</text:p>
          </table:table-cell>
          <table:table-cell table:style-name="ce13" office:value-type="string">
            <text:p>345.114.42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MILA</text:p>
          </table:table-cell>
          <table:table-cell table:style-name="ce4" office:value-type="string">
            <text:p>Camila Emiko Tasaki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140-1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611.482/0001-65</text:p>
          </table:table-cell>
          <table:table-cell table:style-name="ce13" office:value-type="string">
            <text:p>345.086.71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amil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LINICA-HISSAO</text:p>
          </table:table-cell>
          <table:table-cell table:style-name="ce4" office:value-type="string">
            <text:p>Clínica Odontológica Dr. Hissao Takahashi SS</text:p>
          </table:table-cell>
          <table:table-cell table:style-name="ce12" office:value-type="string">
            <text:p>Rua Alcinda V. Ferrari</text:p>
          </table:table-cell>
          <table:table-cell table:style-name="ce16" office:value-type="string">
            <text:p>11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2.375.961/0001-6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Clinica Odontologica Hissao Takahashi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EBORA</text:p>
          </table:table-cell>
          <table:table-cell table:style-name="ce4" office:value-type="string">
            <text:p>Débora Rodrigues Sanches Gusmão - ME</text:p>
          </table:table-cell>
          <table:table-cell table:style-name="ce4" office:value-type="string">
            <text:p>Rua Mato Gross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Lote 23, Quadra 14</text:p>
          </table:table-cell>
          <table:table-cell table:style-name="ce4" office:value-type="string">
            <text:p>Lot. Sítio Lagos de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3.045.542/0001-2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ebora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2">
          <table:table-cell office:value-type="string">
            <text:p>IRACI</text:p>
          </table:table-cell>
          <table:table-cell table:style-name="ce4" office:value-type="string">
            <text:p>Iraci Canova Ibiúna - ME</text:p>
          </table:table-cell>
          <table:table-cell table:style-name="ce4" office:value-type="string">
            <text:p>Rua Pipa</text:p>
          </table:table-cell>
          <table:table-cell table:style-name="ce16" office:value-type="string">
            <text:p>17</text:p>
          </table:table-cell>
          <table:table-cell table:style-name="ce16" office:value-type="string">
            <text:p>10</text:p>
          </table:table-cell>
          <table:table-cell table:style-name="ce4" office:value-type="string">
            <text:p>Recrei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68.693/0001-19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Iraci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ISAIAS</text:p>
          </table:table-cell>
          <table:table-cell table:style-name="ce4" office:value-type="string">
            <text:p>Isaias Antonio Afonso Ibiuna - ME</text:p>
          </table:table-cell>
          <table:table-cell table:style-name="ce4" office:value-type="string">
            <text:p>Rua. Cel. Salvador Rolim de Freitas</text:p>
          </table:table-cell>
          <table:table-cell table:style-name="ce16" office:value-type="string">
            <text:p>19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605.844/0001-6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saias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ANCHONETE-TANIMARU</text:p>
          </table:table-cell>
          <table:table-cell table:style-name="ce4" office:value-type="string">
            <text:p>Lanchonete Tanimaru Ltda.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4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50.880/0001-96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anchonete Tanimaru.ods</text:p>
          </table:table-cell>
          <table:table-cell table:number-columns-repeated="240"/>
        </table:table-row>
        <table:table-row table:style-name="ro1">
          <table:table-cell office:value-type="string">
            <text:p>LDG</text:p>
          </table:table-cell>
          <table:table-cell table:style-name="ce4" office:value-type="string">
            <text:p>LDG Brasil Ltda. - ME</text:p>
          </table:table-cell>
          <table:table-cell table:style-name="ce4" office:value-type="string">
            <text:p>Rua Professor Osório Ayres</text:p>
          </table:table-cell>
          <table:table-cell table:style-name="ce16" office:value-type="string">
            <text:p>49</text:p>
          </table:table-cell>
          <table:table-cell table:style-name="ce16" office:value-type="string">
            <text:p>Frent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412.626/0001-3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DG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24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16" office:value-type="string">
            <text:p>3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32"/>
        <table:table-column table:style-name="co19" table:default-cell-style-name="ce32"/>
        <table:table-column table:style-name="co20" table:default-cell-style-name="ce35"/>
        <table:table-column table:style-name="co15" table:number-columns-repeated="251" table:default-cell-style-name="ce20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QT</text:p>
          </table:table-cell>
          <table:table-cell table:style-name="ce14" office:value-type="string">
            <text:p>DESCRIÇÃO</text:p>
          </table:table-cell>
          <table:table-cell table:style-name="ce18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KAR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LIONSOFT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ANCHONETE-TANIMARU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NF Paulista</text:p>
          </table:table-cell>
          <table:table-cell table:style-name="ce34" office:value-type="float" office:value="150">
            <text:p>1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2">
            <text:p>7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4">
            <text:p>6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68">
            <text:p>26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016">
            <text:p>1.01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12">
            <text:p>61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90">
            <text:p>49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490">
            <text:p>49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2">
            <text:p>16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05">
            <text:p>10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80">
            <text:p>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7">
            <text:p>15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450">
            <text:p>45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5">
            <text:p>21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0">
            <text:p>2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26">
            <text:p>12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584">
            <text:p>58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5">
            <text:p>18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B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82">
            <text:p>28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MIL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40">
            <text:p>14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806">
            <text:p>80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65">
            <text:p>56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27">
            <text:p>22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35">
            <text:p>13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INICA-HISSA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20">
            <text:p>12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68">
            <text:p>16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8">
            <text:p>21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53">
            <text:p>253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4">
            <text:p>15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74">
            <text:p>17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office:value-type="float" office:value="74">
            <text:p>7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633">
            <text:p>633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32">
            <text:p>63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50">
            <text:p>2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RAC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80">
            <text:p>2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0">
            <text:p>1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60">
            <text:p>1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50">
            <text:p>2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0">
            <text:p>15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DG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20">
            <text:p>32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42">
            <text:p>14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585">
            <text:p>58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343">
            <text:p>343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5">
            <text:p>16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48">
            <text:p>14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5">
            <text:p>18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77">
            <text:p>7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3">
            <text:p>73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99">
            <text:p>499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8">
            <text:p>21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35">
            <text:p>23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78">
            <text:p>17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8">
            <text:p>22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6">
            <text:p>20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60">
            <text:p>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1">
            <text:p>181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7">
            <text:p>7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33">
            <text:p>333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7">
            <text:p>22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27">
            <text:p>32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327">
            <text:p>32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1">
            <text:p>161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4">
            <text:p>20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04">
            <text:p>20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4">
            <text:p>5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40">
            <text:p>14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9">
            <text:p>189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9">
            <text:p>189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0">
            <text:p>5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36">
            <text:p>13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18">
            <text:p>11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18">
            <text:p>11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100">
            <text:p>1.10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40]*0.3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31" office:value-type="float" office:value="57">
            <text:p>57</text:p>
          </table:table-cell>
          <table:table-cell table:style-name="ce31" office:value-type="string">
            <text:p>Xerox emitidos no mês</text:p>
          </table:table-cell>
          <table:table-cell table:style-name="ce34" table:formula="of:=[.C141]*0.3" office:value-type="float" office:value="17.1">
            <text:p>17,1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CLINICA-HISSAO</text:p>
          </table:table-cell>
          <table:table-cell table:style-name="ce31" office:value-type="float" office:value="5">
            <text:p>5</text:p>
          </table:table-cell>
          <table:table-cell table:style-name="ce31" office:value-type="string">
            <text:p>Xerox emitidos no mês</text:p>
          </table:table-cell>
          <table:table-cell table:style-name="ce34" table:formula="of:=[.C142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SSOC-MIRIM-AC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Xerox emitidos no mês</text:p>
          </table:table-cell>
          <table:table-cell table:style-name="ce34" table:formula="of:=[.C143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44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BIFOLHAS</text:p>
          </table:table-cell>
          <table:table-cell table:style-name="ce31" office:value-type="float" office:value="75">
            <text:p>75</text:p>
          </table:table-cell>
          <table:table-cell table:style-name="ce31" office:value-type="string">
            <text:p>Xerox emitidos no mês</text:p>
          </table:table-cell>
          <table:table-cell table:style-name="ce34" table:formula="of:=[.C145]*0.3" office:value-type="float" office:value="22.5">
            <text:p>22,5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SAIAS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Xerox emitidos no mês</text:p>
          </table:table-cell>
          <table:table-cell table:style-name="ce34" table:formula="of:=[.C14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Xerox emitidos no mês</text:p>
          </table:table-cell>
          <table:table-cell table:style-name="ce34" table:formula="of:=[.C147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LDG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48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49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Xerox emitidos no mês</text:p>
          </table:table-cell>
          <table:table-cell table:style-name="ce34" table:formula="of:=[.C150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DEIREIRA-MI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1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YA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2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3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PS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4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OLIM</text:p>
          </table:table-cell>
          <table:table-cell table:style-name="ce31" office:value-type="float" office:value="32">
            <text:p>32</text:p>
          </table:table-cell>
          <table:table-cell table:style-name="ce31" office:value-type="string">
            <text:p>Xerox emitidos no mês</text:p>
          </table:table-cell>
          <table:table-cell table:style-name="ce34" table:formula="of:=[.C155]*0.3" office:value-type="float" office:value="9.6">
            <text:p>9,6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SAND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6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VIDA-E-SAUDE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Xerox emitidos no mês</text:p>
          </table:table-cell>
          <table:table-cell table:style-name="ce34" table:formula="of:=[.C157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Xerox emitidos no mês</text:p>
          </table:table-cell>
          <table:table-cell table:style-name="ce34" table:formula="of:=[.C158]*0.3" office:value-type="float" office:value="1.2">
            <text:p>1,20</text:p>
          </table:table-cell>
          <table:table-cell table:number-columns-repeated="251"/>
        </table:table-row>
        <table:table-row table:style-name="ro1" table:number-rows-repeated="65366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8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3">03/08/2011</text:date>, <text:time>13:59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202</meta:generator>
    <dc:title>l</dc:title>
    <meta:initial-creator>Carlos Augusto Marcicano</meta:initial-creator>
    <meta:creation-date>2007-08-03T15:08:45</meta:creation-date>
    <dc:date>2011-08-03T13:59:50</dc:date>
    <meta:print-date>2009-07-16T11:00:49</meta:print-date>
    <dc:language>pt-BR</dc:language>
    <meta:editing-cycles>1064</meta:editing-cycles>
    <meta:editing-duration>P3DT7H53M17S</meta:editing-duration>
    <dc:creator>Guto Marcicano</dc:creator>
    <meta:document-statistic meta:table-count="2" meta:cell-count="222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